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ffc2a" officeooo:paragraph-rsid="000ffc2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2c37e" officeooo:paragraph-rsid="0012c37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8758" officeooo:paragraph-rsid="0013875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officeooo:rsid="000ffc2a" officeooo:paragraph-rsid="000ffc2a"/>
    </style:style>
    <style:style style:name="P5" style:family="paragraph" style:parent-style-name="Standard">
      <style:paragraph-properties fo:text-align="start" style:justify-single-word="false"/>
      <style:text-properties fo:font-size="16pt" officeooo:rsid="000ffc2a" officeooo:paragraph-rsid="000ffc2a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0d037" officeooo:paragraph-rsid="0010d03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0d037" officeooo:paragraph-rsid="0010d037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2c37e" officeooo:paragraph-rsid="0012c37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2c37e" officeooo:paragraph-rsid="0012c37e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138758" officeooo:paragraph-rsid="0013875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38758" officeooo:paragraph-rsid="00138758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officeooo:rsid="00138c33" officeooo:paragraph-rsid="00138c3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38c33" officeooo:paragraph-rsid="00138c33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rsid="0013ba8e" officeooo:paragraph-rsid="0013ba8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3ba8e" officeooo:paragraph-rsid="0013ba8e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14fea9" officeooo:paragraph-rsid="0014fea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4fea9" officeooo:paragraph-rsid="0014fea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ermediate HTML and CSS - Frameworks and Preprocessors</text:p>
      <text:p text:style-name="P5"/>
      <text:p text:style-name="P1">Framework Overview</text:p>
      <text:list xml:id="list3430552813" text:style-name="L1">
        <text:list-item>
          <text:p text:style-name="P6">Frameworks packages commonly used CSS code, icons, and interactions. They abstract away the process of coding intuitive, reusable, and responsive elements.</text:p>
          <text:list>
            <text:list-item>
              <text:p text:style-name="P6">A CSS framework is a bundle of CSS that can be used and accessed, by using the classes defined by the framework.</text:p>
            </text:list-item>
          </text:list>
        </text:list-item>
      </text:list>
      <text:p text:style-name="P7"/>
      <text:list xml:id="list222060959955266" text:continue-numbering="true" text:style-name="L1">
        <text:list-item>
          <text:p text:style-name="P8">In general, all you have to do to use a framework is to <text:span text:style-name="T1">understand</text:span> how it expects you to layout your site, and which classes it uses to designate its particular batch of styles.</text:p>
        </text:list-item>
      </text:list>
      <text:p text:style-name="P9"/>
      <text:p text:style-name="P2">Disadvantages of Frameworks</text:p>
      <text:list xml:id="list1089234708" text:style-name="L2">
        <text:list-item>
          <text:p text:style-name="P10">Frameworks are great for rapidly producing sites with interfaces that users can interact with. However, there is a lot of similarities between a lot of sites you encounter, due to use of frameworks.</text:p>
        </text:list-item>
        <text:list-item>
          <text:p text:style-name="P10">New developers jumping into frameworks miss out on the CSS practice that solidify their fundamentals, which inhibits their ability to create something without a framework.</text:p>
        </text:list-item>
        <text:list-item>
          <text:p text:style-name="P10">Frameworks are difficult to remove from a project once implemented as they become a core piece of your styling.</text:p>
        </text:list-item>
      </text:list>
      <text:p text:style-name="P11"/>
      <text:p text:style-name="P3">Preprocessors Overview</text:p>
      <text:list xml:id="list3977779955" text:style-name="L3">
        <text:list-item>
          <text:p text:style-name="P12">Preprocessors (aka precompilers) are languages that help you write CSS more easily. They reduce code repetition and provide time-saving and code-saving features.</text:p>
          <text:list>
            <text:list-item>
              <text:p text:style-name="P12">Examples: write loops, join multiple stylesheets, nest classes</text:p>
            </text:list-item>
          </text:list>
        </text:list-item>
      </text:list>
      <text:p text:style-name="P13"/>
      <text:list xml:id="list222061691513782" text:continue-numbering="true" text:style-name="L3">
        <text:list-item>
          <text:p text:style-name="P14">CSS preprocessors are extensions to vanilla CSS. When you run the processor, it converts your code into vanilla CSS that can be imported into your project.</text:p>
        </text:list-item>
      </text:list>
      <text:p text:style-name="P15"/>
      <text:list xml:id="list222061096505124" text:continue-numbering="true" text:style-name="L3">
        <text:list-item>
          <text:p text:style-name="P16">Preprocessors has some unique tools, but most features have been implemented into vanilla CSS already. It may not be worth the trouble to learn unless you really need the feature.</text:p>
        </text:list-item>
      </text:list>
      <text:p text:style-name="P17"/>
      <text:list xml:id="list222060575014666" text:continue-numbering="true" text:style-name="L3">
        <text:list-item>
          <text:p text:style-name="P16">Some standard preprocessors are: SASS, LESS, and Stylus.</text:p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5" meta:word-count="274" meta:character-count="1671" meta:non-whitespace-character-count="1423"/>
  </office:meta>
</office:document-meta>
</file>